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2319277987883455607" text:style-name="L1">
        <text:list-item>
          <text:list>
            <text:list-header>
              <text:p text:style-name="P18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7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6"><text:span text:style-name="T1">Tues 8/14/2017 </text:span><text:span text:style-name="T1">18 miles - a training run for the marathon</text:span>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mile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The number 300 in the formula I found from experience. <text:s/>I weigh roughly 130 pounds. For someone weighing 50% more than me I think the number might be 50% larger or 450. <text:s/>The 1.3 corresponds to 1 hour and 18 min. <text:s/>Notice the formula say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 </text:p>
      <text:p text:style-name="P16">2 energy gels → 200 calories for a total of 600 calories. So I was fine with the calorie intake because it was more than the calculated 510 calories. <text:s/>An interesting thing to note is the number of calories goes up fairly quickly as the time for the run increases. <text:s/>If I run for 4 hours my formula gives 810 calories and for 10 hours it give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p text:style-name="P15">41.8 miles in the last week </text:p>
      <text:p text:style-name="P15"/>
      <text:p text:style-name="P15"/>
      <text:p text:style-name="P12"><text:soft-page-break/><text:span text:style-name="T2">Sat 8/19/2017 </text:span>4.5 miles</text:p>
      <text:p text:style-name="P11">I ran on the high school track. <text:s/>First I ran 2 miles. Splits: 9:21, (4:16+3:56) = 8:10</text:p>
      <text:p text:style-name="P11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1"/>
      <text:p text:style-name="P11">Sun 8/20/2017 <text:span text:style-name="T1">3 miles</text:span> </text:p>
      <text:p text:style-name="P11">I ran 3 miles on hilly roads and grass and averaged 9:35/mile. <text:s/>It was 83 degre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20T17:38:28.95</dc:date>
    <dc:creator>James Lombardi</dc:creator>
    <meta:editing-duration>PT18H13M25S</meta:editing-duration>
    <meta:editing-cycles>94</meta:editing-cycles>
    <meta:generator>OpenOffice/4.1.2$Win32 OpenOffice.org_project/412m3$Build-9782</meta:generator>
    <meta:document-statistic meta:table-count="0" meta:image-count="0" meta:object-count="0" meta:page-count="7" meta:paragraph-count="120" meta:word-count="2600" meta:character-count="13232"/>
  </office:meta>
</office:document-meta>
</file>